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, 'SF Pro Display', Roboto, Noto, Arial, 'PingFang SC', sans-serif"/>
    <style:font-face style:name="arial" svg:font-family="arial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.1457in" fo:margin-top="0in" fo:margin-bottom="0in" loext:contextual-spacing="false" style:line-height-at-least="0.2083in" fo:orphans="2" fo:widows="2" fo:text-indent="0in" style:auto-text-indent="false"/>
    </style:style>
    <style:style style:name="P3" style:family="paragraph" style:parent-style-name="Text_20_body">
      <style:paragraph-properties fo:margin-left="0in" fo:margin-right="0.25in" fo:margin-top="0in" fo:margin-bottom="0in" loext:contextual-spacing="false" fo:orphans="2" fo:widows="2" fo:text-indent="0in" style:auto-text-indent="false"/>
    </style:style>
    <style:style style:name="P4" style:family="paragraph" style:parent-style-name="Heading_20_1">
      <style:text-properties fo:font-variant="normal" fo:text-transform="none" fo:color="#333333" fo:letter-spacing="normal" fo:background-color="#ffffff" loext:padding="0in" loext:border="none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style:line-height-at-least="0.25in" fo:text-indent="0in" style:auto-text-indent="false" fo:padding="0in" fo:border="none"/>
      <style:text-properties fo:color="#333333" loext:padding="0in" loext:border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style:line-height-at-least="0.25in" fo:text-indent="0in" style:auto-text-indent="false" fo:padding="0in" fo:border="none"/>
      <style:text-properties fo:color="#000000" loext:padding="0in" loext:border="none"/>
    </style:style>
    <style:style style:name="P7" style:family="paragraph" style:parent-style-name="Preformatted_20_Text">
      <style:paragraph-properties fo:margin-left="0in" fo:margin-right="0in" fo:margin-top="0in" fo:margin-bottom="0.25in" loext:contextual-spacing="false" style:line-height-at-least="0.25in" fo:text-indent="0in" style:auto-text-indent="false" fo:padding="0in" fo:border="none"/>
      <style:text-properties fo:color="#333333" loext:padding="0in" loext:border="none"/>
    </style:style>
    <style:style style:name="P8" style:family="paragraph" style:parent-style-name="Preformatted_20_Text">
      <style:paragraph-properties fo:margin-top="0in" fo:margin-bottom="0in" loext:contextual-spacing="false" style:line-height-at-least="0.25in" fo:padding="0in" fo:border="none"/>
    </style:style>
    <style:style style:name="P9" style:family="paragraph" style:parent-style-name="Preformatted_20_Text">
      <style:paragraph-properties fo:margin-top="0in" fo:margin-bottom="0in" loext:contextual-spacing="false" style:line-height-at-least="0.25in" fo:padding="0in" fo:border="none"/>
      <style:text-properties fo:color="#333333" loext:padding="0in" loext:border="none"/>
    </style:style>
    <style:style style:name="P10" style:family="paragraph" style:parent-style-name="Preformatted_20_Text">
      <style:paragraph-properties fo:margin-top="0in" fo:margin-bottom="0in" loext:contextual-spacing="false" style:line-height-at-least="0.25in" fo:padding="0in" fo:border="none"/>
      <style:text-properties fo:color="#333333" style:font-name-asian="Microsoft YaHei" style:font-size-asian="10.5pt" loext:padding="0in" loext:border="none"/>
    </style:style>
    <style:style style:name="T1" style:family="text">
      <style:text-properties style:font-name="Microsoft YaHei" fo:font-size="18pt" fo:font-style="normal" fo:font-weight="normal"/>
    </style:style>
    <style:style style:name="T2" style:family="text">
      <style:text-properties style:font-name="Microsoft YaHei" fo:font-size="10.5pt"/>
    </style:style>
    <style:style style:name="T3" style:family="text">
      <style:text-properties style:font-name-asian="Microsoft YaHei" style:font-size-asian="18pt" style:font-style-asian="normal" style:font-weight-asian="normal"/>
    </style:style>
    <style:style style:name="T4" style:family="text">
      <style:text-properties style:font-name-asian="Microsoft YaHei" style:font-size-asian="10.5pt"/>
    </style:style>
    <style:style style:name="T5" style:family="text">
      <style:text-properties fo:color="#3399ea" style:text-line-through-style="none" style:text-line-through-type="none" style:text-underline-style="none" style:text-blinking="false" style:font-name-asian="Microsoft YaHei" style:font-size-asian="9pt" loext:padding="0in" loext:border="none"/>
    </style:style>
    <style:style style:name="T6" style:family="text">
      <style:text-properties fo:color="#3399ea" style:text-line-through-style="none" style:text-line-through-type="none" style:font-name="Microsoft YaHei" fo:font-size="10.5pt" style:text-underline-style="none" style:text-blinking="false" loext:padding="0in" loext:border="none"/>
    </style:style>
    <style:style style:name="T7" style:family="text">
      <style:text-properties fo:font-variant="normal" fo:text-transform="none" fo:color="#858585" style:font-name="Microsoft YaHei" fo:font-size="10.5pt" fo:letter-spacing="normal" fo:font-style="normal" fo:font-weight="normal" fo:background-color="#ffffff" loext:char-shading-value="0" loext:padding="0in" loext:border="none"/>
    </style:style>
    <style:style style:name="T8" style:family="text">
      <style:text-properties fo:font-variant="normal" fo:text-transform="none" fo:color="#858585" fo:letter-spacing="normal" fo:background-color="#ffffff" loext:char-shading-value="0" style:font-name-asian="Microsoft YaHei" style:font-size-asian="10.5pt" style:font-style-asian="normal" style:font-weight-asian="normal" loext:padding="0in" loext:border="none"/>
    </style:style>
    <style:style style:name="T9" style:family="text">
      <style:text-properties fo:font-variant="normal" fo:text-transform="none" fo:color="#858585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0" style:family="text">
      <style:text-properties fo:font-variant="normal" fo:text-transform="none" fo:color="#78a5f1" style:text-line-through-style="none" style:text-line-through-type="none" style:font-name="Microsoft YaHei" fo:font-size="10.5pt" fo:letter-spacing="normal" fo:font-style="normal" style:text-underline-style="none" fo:font-weight="normal" style:text-blinking="false" fo:background-color="#ffffff" loext:char-shading-value="0" loext:padding="0in" loext:border="none"/>
    </style:style>
    <style:style style:name="T11" style:family="text">
      <style:text-properties fo:font-variant="normal" fo:text-transform="none" fo:color="#3399ea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2" style:family="text">
      <style:text-properties fo:font-variant="normal" fo:text-transform="none" fo:color="#4d4d4d" fo:letter-spacing="normal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3" style:family="text">
      <style:text-properties fo:font-variant="normal" fo:text-transform="none" fo:color="#79a5e5" style:text-line-through-style="none" style:text-line-through-type="none" fo:letter-spacing="normal" style:text-underline-style="none" style:text-blinking="false" fo:background-color="#ffffff" loext:char-shading-value="0" style:font-name-asian="Microsoft YaHei" style:font-size-asian="9pt" style:font-style-asian="normal" style:font-weight-asian="normal" loext:padding="0in" loext:border="none"/>
    </style:style>
    <style:style style:name="T14" style:family="text">
      <style:text-properties fo:color="#4d4d4d" style:font-name-asian="Microsoft YaHei" style:font-size-asian="9pt" loext:padding="0in" loext:border="none"/>
    </style:style>
    <style:style style:name="T15" style:family="text">
      <style:text-properties style:font-name="arial" fo:font-size="10.5pt"/>
    </style:style>
    <style:style style:name="T16" style:family="text">
      <style:text-properties style:font-name-asian="arial" style:font-size-asian="10.5pt"/>
    </style:style>
    <style:style style:name="T17" style:family="text">
      <style:text-properties fo:color="#333333" style:font-name-asian="Microsoft YaHei" style:font-size-asian="10.5pt"/>
    </style:style>
    <style:style style:name="T18" style:family="text">
      <style:text-properties fo:color="#333333" style:font-name="Microsoft YaHei" fo:font-size="10.5pt"/>
    </style:style>
    <style:style style:name="T19" style:family="text">
      <style:text-properties fo:color="#ff0000" style:font-name="Microsoft YaHei" fo:font-size="10.5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linux `uname -r`</text:span><text:span text:style-name="T3">作用</text:span></text:h>
      <text:p text:style-name="P2"><text:span text:style-name="T7">2014</text:span><text:span text:style-name="T8">年</text:span><text:span text:style-name="T7">08</text:span><text:span text:style-name="T8">月</text:span><text:span text:style-name="T7">05</text:span><text:span text:style-name="T8">日 </text:span><text:span text:style-name="T7">23:32:40 </text:span><text:a xlink:type="simple" xlink:href="https://me.csdn.net/Jexbow" office:target-frame-name="_blank" xlink:show="new" text:style-name="Internet_20_link" text:visited-style-name="Visited_20_Internet_20_Link"><text:span text:style-name="T10">popo00fa</text:span></text:a><text:span text:style-name="T7"> </text:span><text:span text:style-name="T8">阅读数 </text:span><text:span text:style-name="T7">7067</text:span><text:span text:style-name="T11">更多</text:span></text:p>
      <text:p text:style-name="P3"><text:span text:style-name="T12">个人分类：</text:span><text:span text:style-name="T9"> </text:span><text:a xlink:type="simple" xlink:href="https://blog.csdn.net/Jexbow/article/category/520587" office:target-frame-name="_blank" xlink:show="new" text:style-name="Internet_20_link" text:visited-style-name="Visited_20_Internet_20_Link"><text:span text:style-name="T13">学习宝库</text:span></text:a></text:p>
      <text:section text:style-name="Sect1" text:name="article_content">
        <text:p text:style-name="P1"><text:span text:style-name="T14">版权声明：本文为博主原创文章，遵循</text:span><text:a xlink:type="simple" xlink:href="http://creativecommons.org/licenses/by-sa/4.0/" office:target-frame-name="_blank" xlink:show="new" text:style-name="Internet_20_link" text:visited-style-name="Visited_20_Internet_20_Link"><text:span text:style-name="T5"> </text:span></text:a><text:a xlink:type="simple" xlink:href="http://creativecommons.org/licenses/by-sa/4.0/" office:target-frame-name="_blank" xlink:show="new" text:style-name="Internet_20_link" text:visited-style-name="Visited_20_Internet_20_Link"><text:span text:style-name="T6">CC 4.0 by-sa </text:span></text:a><text:span text:style-name="T14">版权协议，转载请附上原文出处链接和本声明。</text:span></text:p>
        <text:p text:style-name="P1"><text:span text:style-name="T14">本文链接：</text:span><text:a xlink:type="simple" xlink:href="https://blog.csdn.net/Jexbow/article/details/38392665" text:style-name="Internet_20_link" text:visited-style-name="Visited_20_Internet_20_Link"><text:span text:style-name="T6">https://blog.csdn.net/Jexbow/article/details/38392665</text:span></text:a></text:p>
        <text:section text:style-name="Sect1" text:name="content_views">
          <text:p text:style-name="P7"><text:bookmark text:name="best-content-368986398"/><text:span text:style-name="T16">在</text:span><text:span text:style-name="T15">shell</text:span><text:span text:style-name="T16">语言里，</text:span><text:span text:style-name="T15">``</text:span><text:span text:style-name="T16">反引号里面的语句说明是一条命令，需要执行。</text:span><text:span text:style-name="T15">`uname -r`</text:span><text:span text:style-name="T16">就像在</text:span><text:span text:style-name="T15">shell #</text:span><text:span text:style-name="T16">下面打出</text:span><text:span text:style-name="T15">"uname -r"</text:span><text:span text:style-name="T16">命令一样输出结果。</text:span></text:p>
          <text:p text:style-name="P5"><text:bookmark text:name="best-content-137644897"/><text:span text:style-name="T2">uname</text:span><text:span text:style-name="T4">功能说明：显示系统信息。</text:span></text:p>
          <text:p text:style-name="P6"><text:span text:style-name="T17">语 <text:s/>法：</text:span><text:span text:style-name="T18">uname </text:span><text:span text:style-name="T19">[-amnrsv]</text:span><text:span text:style-name="T18">[--help][--version]</text:span></text:p>
          <text:p text:style-name="P8"/>
          <text:p text:style-name="P9"><text:span text:style-name="T4">补充说明：</text:span><text:span text:style-name="T2">uname</text:span><text:span text:style-name="T4">可显示电脑以及操作系统的相关信息。</text:span></text:p>
          <text:p text:style-name="P8"/>
          <text:p text:style-name="P10">参 <text:s/>数：</text:p>
          <text:p text:style-name="P9"><text:s/><text:span text:style-name="T2">-a</text:span><text:span text:style-name="T4">或</text:span><text:span text:style-name="T2">--all <text:s/></text:span><text:span text:style-name="T4">显示全部的信息。 </text:span></text:p>
          <text:p text:style-name="P9"><text:s/><text:span text:style-name="T2">-m</text:span><text:span text:style-name="T4">或</text:span><text:span text:style-name="T2">--machine <text:s/></text:span><text:span text:style-name="T4">显示电脑类型。 </text:span></text:p>
          <text:p text:style-name="P9"><text:s/><text:span text:style-name="T2">-n</text:span><text:span text:style-name="T4">或</text:span><text:span text:style-name="T2">-nodename <text:s/></text:span><text:span text:style-name="T4">显示在网络上的主机名称。 </text:span></text:p>
          <text:p text:style-name="P9"><text:s/><text:span text:style-name="T2">-r</text:span><text:span text:style-name="T4">或</text:span><text:span text:style-name="T2">--release <text:s/></text:span><text:span text:style-name="T4">显示操作系统的发行编号。 </text:span></text:p>
          <text:p text:style-name="P9"><text:s/><text:span text:style-name="T2">-s</text:span><text:span text:style-name="T4">或</text:span><text:span text:style-name="T2">--sysname <text:s/></text:span><text:span text:style-name="T4">显示操作系统名称。 </text:span></text:p>
          <text:p text:style-name="P9"><text:s/><text:span text:style-name="T2">-v <text:s/></text:span><text:span text:style-name="T4">显示操作系统的版本。 </text:span></text:p>
          <text:p text:style-name="P9"><text:s/><text:span text:style-name="T2">--help <text:s/></text:span><text:span text:style-name="T4">显示帮助。 </text:span></text:p>
          <text:p text:style-name="P9"><text:s/><text:span text:style-name="T2">--version <text:s/></text:span><text:span text:style-name="T4">显示版本信息。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, 'SF Pro Display', Roboto, Noto, Arial, 'PingFang SC', sans-serif"/>
    <style:font-face style:name="arial" svg:font-family="arial, 'courier new'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0T16:41:42.210884012</meta:creation-date>
    <dc:date>2019-08-20T16:42:16.440379426</dc:date>
    <meta:editing-duration>PT34S</meta:editing-duration>
    <meta:editing-cycles>1</meta:editing-cycles>
    <meta:document-statistic meta:table-count="0" meta:image-count="0" meta:object-count="0" meta:page-count="1" meta:paragraph-count="18" meta:word-count="265" meta:character-count="516" meta:non-whitespace-character-count="466"/>
    <meta:generator>LibreOffice/5.1.6.2$Linux_X86_64 LibreOffice_project/10m0$Build-2</meta:generator>
  </office:meta>
</office:document-meta>
</file>